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30d5f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415ac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30d5f"/>
    </style:style>
    <style:style style:name="T4" style:family="text">
      <style:text-properties officeooo:rsid="001415ac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tracked-changes text:track-changes="false">
        <text:changed-region xml:id="ct61264224" text:id="ct61264224">
          <text:insertion>
            <office:change-info>
              <dc:creator>Auteur inconnu</dc:creator>
              <dc:date>2016-03-21T14:09:00</dc:date>
            </office:change-info>
          </text:insertion>
        </text:changed-region>
        <text:changed-region xml:id="ct51533824" text:id="ct51533824">
          <text:insertion>
            <office:change-info>
              <dc:creator>Gauthier Bastien</dc:creator>
              <dc:date>2012-03-21T11:27:00</dc:date>
            </office:change-info>
          </text:insertion>
        </text:changed-region>
        <text:changed-region xml:id="ct49065984" text:id="ct49065984">
          <text:insertion>
            <office:change-info>
              <dc:creator>Gauthier Bastien</dc:creator>
              <dc:date>2011-05-05T15:16:00</dc:date>
            </office:change-info>
          </text:insertion>
        </text:changed-region>
        <text:changed-region xml:id="ct75916864" text:id="ct75916864">
          <text:insertion>
            <office:change-info>
              <dc:creator>Auteur inconnu</dc:creator>
              <dc:date>2016-05-13T22:23:00</dc:date>
            </office:change-info>
          </text:insertion>
        </text:changed-region>
        <text:changed-region xml:id="ct59759344" text:id="ct59759344">
          <text:insertion>
            <office:change-info>
              <dc:creator>Gauthier Bastien</dc:creator>
              <dc:date>2011-04-18T16:4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ervice :</text:span> <text:change-start text:change-id="ct61264224"/>self.displayValue(self.listProposingGroup<text:span text:style-name="T3">s</text:span>(), self.getProposingGroup())<text:change-end text:change-id="ct61264224"/></text:p>
      <text:p text:style-name="P1"/>
      <text:p text:style-name="P1"><office:annotation><dc:creator>Gauthier Bastien</dc:creator><dc:date>2011-05-05T15:11:58</dc:date><text:p text:style-name="P8"><text:span text:style-name="T5">do text if self.hasMeeting()</text:span></text:p></office:annotation><text:span text:style-name="T1">Conseil Communal :</text:span> <text:change-start text:change-id="ct51533824"/>self.getMeeting().Title()<text:change-end text:change-id="ct51533824"/></text:p>
      <text:p text:style-name="P1"><office:annotation><dc:creator>Gauthier Bastien</dc:creator><dc:date>2011-05-05T15:11:58</dc:date><text:p text:style-name="P8"><text:span text:style-name="T5">do text if not self.hasMeeting() and self.getPreferredMeeting() != 'whatever'</text:span></text:p></office:annotation><text:span text:style-name="T1">Conseil Communal :</text:span> <text:change-start text:change-id="ct49065984"/>self.uid_catalog(UID=self.getPreferredMeeting())[0].getObject().Title()[:-8]<text:change-end text:change-id="ct49065984"/></text:p>
      <text:p text:style-name="P1"><office:annotation><dc:creator>Gauthier Bastien</dc:creator><dc:date>2011-05-05T15:11:58</dc:date><text:p text:style-name="P8"><text:span text:style-name="T6">do text if not self.hasMeeting() and self.getPreferredMeeting() == 'whatever'</text:span></text:p></office:annotation><text:span text:style-name="T1">Conseil Communal :</text:span> ...</text:p>
      <text:p text:style-name="P1"/>
      <text:p text:style-name="P3"><text:span text:style-name="T2">Références :</text:span> -</text:p>
      <text:p text:style-name="P3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RAPPORT AUX CONSEILLERS COMMUNAUX</text:p>
          </table:table-cell>
        </table:table-row>
      </table:table>
      <text:p text:style-name="P4"/>
      <text:p text:style-name="P7">OBJET N°<text:change-start text:change-id="ct75916864"/>self.getItemNumber(relativeTo='meeting', <text:span text:style-name="T4">for_display=True</text:span>)<text:change-end text:change-id="ct75916864"/> : <text:change-start text:change-id="ct59759344"/>self.Title()<text:change-end text:change-id="ct59759344"/></text:p>
      <text:p text:style-name="P5"/>
      <text:p text:style-name="P5"><office:annotation><dc:creator>Gauthier Bastien</dc:creator><dc:date>2011-04-18T16:41:20</dc:date><text:p text:style-name="P9"><text:span text:style-name="T5">do text</text:span></text:p><text:p text:style-name="P9"><text:span text:style-name="T5">from xhtml(view.printXhtml(self, self.Description()))</text:span></text:p></office:annotation>Description dans l'ordre du jour/Rap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 fo:font-family="Tahoma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05T15:11:42</meta:creation-date>
    <meta:editing-duration>PT6M18S</meta:editing-duration>
    <meta:editing-cycles>11</meta:editing-cycles>
    <meta:generator>LibreOffice/4.2.8.2$Linux_X86_64 LibreOffice_project/420m0$Build-2</meta:generator>
    <meta:initial-creator>Gauthier Bastien</meta:initial-creator>
    <dc:date>2016-05-13T22:23:54.772777188</dc:date>
    <meta:document-statistic meta:table-count="1" meta:image-count="0" meta:object-count="0" meta:page-count="1" meta:paragraph-count="8" meta:word-count="33" meta:character-count="410" meta:non-whitespace-character-count="385"/>
  </office:meta>
</office:document-meta>
</file>